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81" calcext:value-type="float">
            <text:p>681</text:p>
          </table:table-cell>
          <table:table-cell table:style-name="ce7" table:formula="of:=COUNTIF([.B7:.B999];&quot;X&quot;)" office:value-type="float" office:value="573" calcext:value-type="float">
            <text:p>573</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22" calcext:value-type="float">
            <text:p>72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3" table:number-rows-repeated="27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24">00/00/0000</text:date>, <text:time style:data-style-name="N2" text:time-value="20:18:15.50652370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0-24T20:18:35.838739048</dc:date>
    <meta:editing-duration>PT19H1M19S</meta:editing-duration>
    <meta:editing-cycles>667</meta:editing-cycles>
    <meta:document-statistic meta:table-count="1" meta:cell-count="4090" meta:object-count="0"/>
  </office:meta>
</office:document-meta>
</file>